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SqlParameterSourceTests.nullParameterValuesPassedToCtorIsO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SqlParameterSourceTests.toStringShowsParameterDeta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SqlParameterSourceTests.toStringShowsCustomSql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pSqlParameterSourceTests.sqlParameterValueRegistersSql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SqlParameterSourceTests.getValueChokesIfParameterIsNotPre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apSqlParameterSourceTests.toStringDoesNotShowTypeUnkn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